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: <text:database-display text:table-name="fields" text:table-type="table" text:column-name="$project.Name" text:database-name="fields1">&lt;$project.Name&gt;</text:database-display></text:h>
      <text:p text:style-name="Standard"/>
      <text:p text:style-name="Standard">Visit us <text:a xlink:type="simple" xlink:href="../%3C$project.HomePage%3E" text:style-name="Internet_20_link" text:visited-style-name="Visited_20_Internet_20_Link">here</text:a> <text:database-display text:table-name="fields" text:table-type="table" text:column-name="$project.HomePage" text:database-name="fields1">&lt;$project.HomePage&gt;</text:database-display></text:p>
      <text:p text:style-name="Standard"/>
      <text:p text:style-name="Standard">Sincerely yours, <text:database-display text:table-name="fields" text:table-type="table" text:column-name="$project.Developer" text:database-name="fields1">&lt;$project.Developer&gt;</text:database-display></text:p>
      <text:p text:style-name="Standard"/>
      <text:p text:style-name="Standard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Last Name</text:p>
            </table:table-cell>
            <table:table-cell table:style-name="Table1.C1" office:value-type="string">
              <text:p text:style-name="Table_20_Heading">Mail</text:p>
            </table:table-cell>
          </table:table-row>
        </table:table-header-rows>
        <table:table-row>
          <table:table-cell table:style-name="Table1.A2" office:value-type="string">
            <text:p text:style-name="Table_20_Contents"><text:database-display text:table-name="fields" text:table-type="table" text:column-name="$developers.Name" text:database-name="fields1">&lt;$developers.Name&gt;</text:database-display></text:p>
          </table:table-cell>
          <table:table-cell table:style-name="Table1.A2" office:value-type="string">
            <text:p text:style-name="Table_20_Contents"><text:database-display text:table-name="fields" text:table-type="table" text:column-name="$developers.LastName" text:database-name="fields1">&lt;$developers.LastName&gt;</text:database-display></text:p>
          </table:table-cell>
          <table:table-cell table:style-name="Table1.C2" office:value-type="string">
            <text:p text:style-name="Table_20_Contents"><text:database-display text:table-name="fields" text:table-type="table" text:column-name="$developers.Mail" text:database-name="fields1">&lt;$developers.Mail&gt;</text:database-display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Naghavi</meta:initial-creator>
    <meta:creation-date>2015-08-04T15:33:42</meta:creation-date>
    <dc:date>2015-08-04T22:58:35</dc:date>
    <dc:creator>Mohammad Naghavi</dc:creator>
    <meta:editing-duration>PT40M</meta:editing-duration>
    <meta:editing-cycles>9</meta:editing-cycles>
    <meta:generator>OpenOffice/4.1.1$Unix OpenOffice.org_project/411m6$Build-9775</meta:generator>
    <meta:document-statistic meta:table-count="1" meta:image-count="0" meta:object-count="0" meta:page-count="1" meta:paragraph-count="9" meta:word-count="16" meta:character-count="169"/>
  </office:meta>
</office:document-meta>
</file>